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4" style:family="table-column">
      <style:table-column-properties fo:break-before="auto" style:column-width="1.503cm"/>
    </style:style>
    <style:style style:name="co12" style:family="table-column">
      <style:table-column-properties fo:break-before="auto" style:column-width="4.457cm"/>
    </style:style>
    <style:style style:name="co15" style:family="table-column">
      <style:table-column-properties fo:break-before="auto" style:column-width="9.093cm"/>
    </style:style>
    <style:style style:name="co13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507cm"/>
    </style:style>
    <style:style style:name="co6" style:family="table-column">
      <style:table-column-properties fo:break-before="auto" style:column-width="1.528cm"/>
    </style:style>
    <style:style style:name="co7" style:family="table-column">
      <style:table-column-properties fo:break-before="auto" style:column-width="1.778cm"/>
    </style:style>
    <style:style style:name="co8" style:family="table-column">
      <style:table-column-properties fo:break-before="auto" style:column-width="2.78cm"/>
    </style:style>
    <style:style style:name="co9" style:family="table-column">
      <style:table-column-properties fo:break-before="auto" style:column-width="4.182cm"/>
    </style:style>
    <style:style style:name="co10" style:family="table-column">
      <style:table-column-properties fo:break-before="auto" style:column-width="1.402cm"/>
    </style:style>
    <style:style style:name="co11" style:family="table-column">
      <style:table-column-properties fo:break-before="auto" style:column-width="0.951cm"/>
    </style:style>
    <style:style style:name="co16" style:family="table-column">
      <style:table-column-properties fo:break-before="auto" style:column-width="4.484cm"/>
    </style:style>
    <style:style style:name="co17" style:family="table-column">
      <style:table-column-properties fo:break-before="auto" style:column-width="4.433cm"/>
    </style:style>
    <style:style style:name="co18" style:family="table-column">
      <style:table-column-properties fo:break-before="auto" style:column-width="4.008cm"/>
    </style:style>
    <style:style style:name="co19" style:family="table-column">
      <style:table-column-properties fo:break-before="auto" style:column-width="6.137cm"/>
    </style:style>
    <style:style style:name="ro3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4" style:family="table-row">
      <style:table-row-properties style:row-height="0.8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color="#008000" fo:font-weight="bold" style:font-weight-asian="bold" style:font-weight-complex="bold"/>
    </style:style>
    <style:style style:name="ce6" style:family="table-cell" style:parent-style-name="Default">
      <style:text-properties fo:color="#808080" fo:font-style="italic" style:font-style-asian="italic" style:font-style-complex="italic"/>
    </style:style>
    <style:style style:name="ce7" style:family="table-cell" style:parent-style-name="Default">
      <style:text-properties fo:font-style="italic" style:font-style-asian="italic" style:font-style-complex="italic"/>
    </style:style>
    <style:style style:name="ce8" style:family="table-cell" style:parent-style-name="Default">
      <style:text-properties fo:color="#008000"/>
    </style:style>
    <style:style style:name="ce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ext-properties style:font-name="Liberation Sans" style:font-name-asian="DejaVu Sans" style:font-name-complex="DejaVu Sans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1"/>
        <table:table-column table:style-name="co19" table:default-cell-style-name="Default"/>
        <table:table-column table:style-name="co12" table:default-cell-style-name="Default"/>
        <table:table-column table:style-name="co13" table:number-columns-repeated="1010" table:default-cell-style-name="Default"/>
        <table:table-row table:style-name="ro2">
          <table:table-cell table:style-name="ce1" office:value-type="string">
            <text:p>Bezeichnung</text:p>
          </table:table-cell>
          <table:table-cell table:style-name="ce1" office:value-type="string">
            <text:p>Ordnung</text:p>
          </table:table-cell>
          <table:table-cell table:style-name="ce1" office:value-type="string">
            <text:p>Family</text:p>
          </table:table-cell>
          <table:table-cell table:style-name="ce1" office:value-type="string">
            <text:p>Format</text:p>
          </table:table-cell>
          <table:table-cell table:style-name="ce1" office:value-type="string">
            <text:p>Stil</text:p>
          </table:table-cell>
          <table:table-cell table:style-name="ce1" office:value-type="string">
            <text:p>auto?</text:p>
          </table:table-cell>
          <table:table-cell table:style-name="ce9" office:value-type="string">
            <text:p>Stil1</text:p>
          </table:table-cell>
          <table:table-cell table:style-name="ce9" office:value-type="string">
            <text:p>Stil2</text:p>
          </table:table-cell>
          <table:table-cell table:style-name="ce9" office:value-type="string">
            <text:p>Stil3</text:p>
          </table:table-cell>
          <table:table-cell table:style-name="ce1" office:value-type="string">
            <text:p>Target-Dateiname</text:p>
          </table:table-cell>
          <table:table-cell table:style-name="ce1" office:value-type="string">
            <text:p>Orig-Dateiname</text:p>
          </table:table-cell>
          <table:table-cell table:style-name="ce1" office:value-type="string">
            <text:p>PS Name</text:p>
          </table:table-cell>
          <table:table-cell table:style-name="ce1" office:value-type="string">
            <text:p>Vorzeigename</text:p>
          </table:table-cell>
          <table:table-cell table:style-name="ce1" office:value-type="string">
            <text:p>Familie</text:p>
          </table:table-cell>
          <table:table-cell table:style-name="ce1" table:number-columns-repeated="3"/>
          <table:table-cell table:number-columns-repeated="1007"/>
        </table:table-row>
        <table:table-row table:style-name="ro2">
          <table:table-cell table:style-name="ce1" office:value-type="string">
            <text:p>Stellen</text:p>
          </table:table-cell>
          <table:table-cell office:value-type="float" office:value="3">
            <text:p>3</text:p>
          </table:table-cell>
          <table:table-cell office:value-type="string">
            <text:p>unendlch</text:p>
          </table:table-cell>
          <table:table-cell office:value-type="float" office:value="3">
            <text:p>3</text:p>
          </table:table-cell>
          <table:table-cell office:value-type="string">
            <text:p>Schlusszeichen „_“</text:p>
          </table:table-cell>
          <table:table-cell/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number-columns-repeated="2"/>
          <table:table-cell table:style-name="Default" office:value-type="string">
            <text:p>ist Dateiname ohne Endung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Zulässig</text:p>
          </table:table-cell>
          <table:table-cell table:number-columns-repeated="2" office:value-type="string">
            <text:p>*</text:p>
          </table:table-cell>
          <table:table-cell office:value-type="string">
            <text:p>OTF,TTF,PFB</text:p>
          </table:table-cell>
          <table:table-cell/>
          <table:table-cell office:value-type="string">
            <text:p>NULL,a</text:p>
          </table:table-cell>
          <table:table-cell table:style-name="ce10" office:value-type="string">
            <text:p>Liste</text:p>
          </table:table-cell>
          <table:table-cell table:style-name="ce10" office:value-type="string">
            <text:p>Liste</text:p>
          </table:table-cell>
          <table:table-cell table:style-name="ce10" office:value-type="string">
            <text:p>Liste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4">
          <table:table-cell table:style-name="ce9" office:value-type="string">
            <text:p>Regulärer Asudruck</text:p>
          </table:table-cell>
          <table:table-cell table:style-name="ce10" office:value-type="string">
            <text:p>Stellen 1-3</text:p>
          </table:table-cell>
          <table:table-cell table:style-name="ce10" office:value-type="string">
            <text:p>Stelle4-“_“</text:p>
          </table:table-cell>
          <table:table-cell table:style-name="ce10" table:number-columns-repeated="3"/>
          <table:table-cell table:style-name="ce10" office:value-type="string" table:number-columns-spanned="3" table:number-rows-spanned="1">
            <text:p>Zwischen „_“ und „-“</text:p>
          </table:table-cell>
          <table:covered-table-cell table:style-name="ce10"/>
          <table:covered-table-cell table:style-name="ce10"/>
          <table:table-cell table:style-name="ce10" table:number-columns-repeated="1015"/>
        </table:table-row>
        <table:table-row table:style-name="ro3">
          <table:table-cell office:value-type="string">
            <text:p>Beispiele</text:p>
          </table:table-cell>
          <table:table-cell office:value-type="string">
            <text:p>Linux</text:p>
          </table:table-cell>
          <table:table-cell office:value-type="string">
            <text:p>Libertine</text:p>
          </table:table-cell>
          <table:table-cell office:value-type="string">
            <text:p>OTF</text:p>
          </table:table-cell>
          <table:table-cell office:value-type="string">
            <text:p>Regular</text:p>
          </table:table-cell>
          <table:table-cell/>
          <table:table-cell office:value-type="string">
            <text:p>R</text:p>
          </table:table-cell>
          <table:table-cell table:number-columns-repeated="2"/>
          <table:table-cell table:formula="of:=&quot;Lin&quot;&amp;[.C5]&amp;&quot;_&quot;&amp;[.F5]&amp;[.G5]&amp;[.H5]&amp;[.I5]&amp;&quot;.sfd&quot;" office:value-type="string" office:string-value="LinLibertine_R.sfd">
            <text:p>LinLibertine_R.sfd</text:p>
          </table:table-cell>
          <table:table-cell table:formula="of:=&quot;Lin&quot;&amp;[.C5]&amp;&quot;_&quot;&amp;[.F5]&amp;[.G5]&amp;[.H5]&amp;[.I5]&amp;&quot;-4.3.7.sfd&quot;" office:value-type="string" office:string-value="LinLibertine_R-4.3.7.sfd">
            <text:p>LinLibertine_R-4.3.7.sfd</text:p>
          </table:table-cell>
          <table:table-cell table:formula="of:=&quot;Lin&quot;&amp;[.C5]&amp;IF([.D5]=&quot;OTF&quot;;&quot;O&quot;;&quot;&quot;)&amp;&quot;_&quot;&amp;[.F5]&amp;[.G5]&amp;[.H5]&amp;[.I5]" office:value-type="string" office:string-value="LinLibertineO_R">
            <text:p>LinLibertineO_R</text:p>
          </table:table-cell>
          <table:table-cell table:formula="of:=[.B5]&amp;&quot; &quot;&amp;[.C5]&amp;IF([.D5]=&quot;OTF&quot;;&quot; O&quot;;&quot;&quot;)&amp;IF([.E5]=&quot;Regular&quot;;&quot;&quot;;&quot; &quot;&amp;[.E5])" office:value-type="string" office:string-value="Linux Libertine O">
            <text:p>Linux Libertine O</text:p>
          </table:table-cell>
          <table:table-cell table:formula="of:=[.B5]&amp;&quot; &quot;&amp;[.C5]&amp;IF([.D5]=&quot;OTF&quot;;&quot; O&quot;;&quot;&quot;)" office:value-type="string" office:string-value="Linux Libertine O">
            <text:p>Linux Libertine O</text:p>
          </table:table-cell>
          <table:table-cell table:number-columns-repeated="1010"/>
        </table:table-row>
        <table:table-row table:style-name="ro3">
          <table:table-cell/>
          <table:table-cell office:value-type="string">
            <text:p>Linux</text:p>
          </table:table-cell>
          <table:table-cell office:value-type="string">
            <text:p>Libertine</text:p>
          </table:table-cell>
          <table:table-cell office:value-type="string">
            <text:p>OTF</text:p>
          </table:table-cell>
          <table:table-cell office:value-type="string">
            <text:p>Bold</text:p>
          </table:table-cell>
          <table:table-cell/>
          <table:table-cell office:value-type="string">
            <text:p>R</text:p>
          </table:table-cell>
          <table:table-cell office:value-type="string">
            <text:p>B</text:p>
          </table:table-cell>
          <table:table-cell/>
          <table:table-cell table:formula="of:=&quot;Lin&quot;&amp;[.C6]&amp;&quot;_&quot;&amp;[.F6]&amp;[.G6]&amp;[.H6]&amp;[.I6]&amp;&quot;.sfd&quot;" office:value-type="string" office:string-value="LinLibertine_RB.sfd">
            <text:p>LinLibertine_RB.sfd</text:p>
          </table:table-cell>
          <table:table-cell table:formula="of:=&quot;Lin&quot;&amp;[.C6]&amp;&quot;_&quot;&amp;[.F6]&amp;[.G6]&amp;[.H6]&amp;[.I6]&amp;&quot;-4.3.7.sfd&quot;" office:value-type="string" office:string-value="LinLibertine_RB-4.3.7.sfd">
            <text:p>LinLibertine_RB-4.3.7.sfd</text:p>
          </table:table-cell>
          <table:table-cell table:formula="of:=&quot;Lin&quot;&amp;[.C6]&amp;IF([.D6]=&quot;OTF&quot;;&quot;O&quot;;&quot;&quot;)&amp;&quot;_&quot;&amp;[.F6]&amp;[.G6]&amp;[.H6]&amp;[.I6]" office:value-type="string" office:string-value="LinLibertineO_RB">
            <text:p>LinLibertineO_RB</text:p>
          </table:table-cell>
          <table:table-cell table:formula="of:=[.B6]&amp;&quot; &quot;&amp;[.C6]&amp;IF([.D6]=&quot;OTF&quot;;&quot; O&quot;;&quot;&quot;)&amp;IF([.E6]=&quot;Regular&quot;;&quot;&quot;;&quot; &quot;&amp;[.E6])" office:value-type="string" office:string-value="Linux Libertine O Bold">
            <text:p>Linux Libertine O Bold</text:p>
          </table:table-cell>
          <table:table-cell table:formula="of:=[.B6]&amp;&quot; &quot;&amp;[.C6]&amp;IF([.D6]=&quot;OTF&quot;;&quot; O&quot;;&quot;&quot;)" office:value-type="string" office:string-value="Linux Libertine O">
            <text:p>Linux Libertine O</text:p>
          </table:table-cell>
          <table:table-cell table:number-columns-repeated="1010"/>
        </table:table-row>
        <table:table-row table:style-name="ro3">
          <table:table-cell/>
          <table:table-cell office:value-type="string">
            <text:p>Linux</text:p>
          </table:table-cell>
          <table:table-cell office:value-type="string">
            <text:p>Libertine</text:p>
          </table:table-cell>
          <table:table-cell office:value-type="string">
            <text:p>TTF</text:p>
          </table:table-cell>
          <table:table-cell office:value-type="string">
            <text:p>Italic</text:p>
          </table:table-cell>
          <table:table-cell/>
          <table:table-cell office:value-type="string">
            <text:p>R</text:p>
          </table:table-cell>
          <table:table-cell/>
          <table:table-cell office:value-type="string">
            <text:p>I</text:p>
          </table:table-cell>
          <table:table-cell table:formula="of:=&quot;Lin&quot;&amp;[.C7]&amp;&quot;_&quot;&amp;[.F7]&amp;[.G7]&amp;[.H7]&amp;[.I7]&amp;&quot;.sfd&quot;" office:value-type="string" office:string-value="LinLibertine_RI.sfd">
            <text:p>LinLibertine_RI.sfd</text:p>
          </table:table-cell>
          <table:table-cell table:formula="of:=&quot;Lin&quot;&amp;[.C7]&amp;&quot;_&quot;&amp;[.F7]&amp;[.G7]&amp;[.H7]&amp;[.I7]&amp;&quot;-4.3.7.sfd&quot;" office:value-type="string" office:string-value="LinLibertine_RI-4.3.7.sfd">
            <text:p>LinLibertine_RI-4.3.7.sfd</text:p>
          </table:table-cell>
          <table:table-cell table:formula="of:=&quot;Lin&quot;&amp;[.C7]&amp;IF([.D7]=&quot;OTF&quot;;&quot;O&quot;;&quot;&quot;)&amp;&quot;_&quot;&amp;[.F7]&amp;[.G7]&amp;[.H7]&amp;[.I7]" office:value-type="string" office:string-value="LinLibertine_RI">
            <text:p>LinLibertine_RI</text:p>
          </table:table-cell>
          <table:table-cell table:formula="of:=[.B7]&amp;&quot; &quot;&amp;[.C7]&amp;IF([.D7]=&quot;OTF&quot;;&quot; O&quot;;&quot;&quot;)&amp;IF([.E7]=&quot;Regular&quot;;&quot;&quot;;&quot; &quot;&amp;[.E7])" office:value-type="string" office:string-value="Linux Libertine Italic">
            <text:p>Linux Libertine Italic</text:p>
          </table:table-cell>
          <table:table-cell table:formula="of:=[.B7]&amp;&quot; &quot;&amp;[.C7]&amp;IF([.D7]=&quot;OTF&quot;;&quot; O&quot;;&quot;&quot;)" office:value-type="string" office:string-value="Linux Libertine">
            <text:p>Linux Libertine</text:p>
          </table:table-cell>
          <table:table-cell table:number-columns-repeated="1010"/>
        </table:table-row>
        <table:table-row table:style-name="ro3">
          <table:table-cell/>
          <table:table-cell office:value-type="string">
            <text:p>Linux</text:p>
          </table:table-cell>
          <table:table-cell office:value-type="string">
            <text:p>Libertine</text:p>
          </table:table-cell>
          <table:table-cell office:value-type="string">
            <text:p>TTF</text:p>
          </table:table-cell>
          <table:table-cell office:value-type="string">
            <text:p>Bold Italic</text:p>
          </table:table-cell>
          <table:table-cell/>
          <table:table-cell office:value-type="string">
            <text:p>R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formula="of:=&quot;Lin&quot;&amp;[.C8]&amp;&quot;_&quot;&amp;[.F8]&amp;[.G8]&amp;[.H8]&amp;[.I8]&amp;&quot;.sfd&quot;" office:value-type="string" office:string-value="LinLibertine_RBI.sfd">
            <text:p>LinLibertine_RBI.sfd</text:p>
          </table:table-cell>
          <table:table-cell table:formula="of:=&quot;Lin&quot;&amp;[.C8]&amp;&quot;_&quot;&amp;[.F8]&amp;[.G8]&amp;[.H8]&amp;[.I8]&amp;&quot;-4.3.7.sfd&quot;" office:value-type="string" office:string-value="LinLibertine_RBI-4.3.7.sfd">
            <text:p>LinLibertine_RBI-4.3.7.sfd</text:p>
          </table:table-cell>
          <table:table-cell table:formula="of:=&quot;Lin&quot;&amp;[.C8]&amp;IF([.D8]=&quot;OTF&quot;;&quot;O&quot;;&quot;&quot;)&amp;&quot;_&quot;&amp;[.F8]&amp;[.G8]&amp;[.H8]&amp;[.I8]" office:value-type="string" office:string-value="LinLibertine_RBI">
            <text:p>LinLibertine_RBI</text:p>
          </table:table-cell>
          <table:table-cell table:formula="of:=[.B8]&amp;&quot; &quot;&amp;[.C8]&amp;IF([.D8]=&quot;OTF&quot;;&quot; O&quot;;&quot;&quot;)&amp;IF([.E8]=&quot;Regular&quot;;&quot;&quot;;&quot; &quot;&amp;[.E8])" office:value-type="string" office:string-value="Linux Libertine Bold Italic">
            <text:p>Linux Libertine Bold Italic</text:p>
          </table:table-cell>
          <table:table-cell table:formula="of:=[.B8]&amp;&quot; &quot;&amp;[.C8]&amp;IF([.D8]=&quot;OTF&quot;;&quot; O&quot;;&quot;&quot;)" office:value-type="string" office:string-value="Linux Libertine">
            <text:p>Linux Libertine</text:p>
          </table:table-cell>
          <table:table-cell table:number-columns-repeated="1010"/>
        </table:table-row>
        <table:table-row table:style-name="ro3">
          <table:table-cell/>
          <table:table-cell office:value-type="string">
            <text:p>Linux</text:p>
          </table:table-cell>
          <table:table-cell office:value-type="string">
            <text:p>Libertine</text:p>
          </table:table-cell>
          <table:table-cell office:value-type="string">
            <text:p>TTF</text:p>
          </table:table-cell>
          <table:table-cell office:value-type="string">
            <text:p>Slanted</text:p>
          </table:table-cell>
          <table:table-cell office:value-type="string">
            <text:p>a</text:p>
          </table:table-cell>
          <table:table-cell office:value-type="string">
            <text:p>R</text:p>
          </table:table-cell>
          <table:table-cell/>
          <table:table-cell office:value-type="string">
            <text:p>L</text:p>
          </table:table-cell>
          <table:table-cell table:formula="of:=&quot;Lin&quot;&amp;[.C9]&amp;&quot;_&quot;&amp;[.F9]&amp;[.G9]&amp;[.H9]&amp;[.I9]&amp;&quot;.sfd&quot;" office:value-type="string" office:string-value="LinLibertine_aRL.sfd">
            <text:p>LinLibertine_aRL.sfd</text:p>
          </table:table-cell>
          <table:table-cell table:formula="of:=&quot;Lin&quot;&amp;[.C9]&amp;&quot;_&quot;&amp;[.F9]&amp;[.G9]&amp;[.H9]&amp;[.I9]&amp;&quot;-4.3.7.sfd&quot;" office:value-type="string" office:string-value="LinLibertine_aRL-4.3.7.sfd">
            <text:p>LinLibertine_aRL-4.3.7.sfd</text:p>
          </table:table-cell>
          <table:table-cell table:formula="of:=&quot;Lin&quot;&amp;[.C9]&amp;IF([.D9]=&quot;OTF&quot;;&quot;O&quot;;&quot;&quot;)&amp;&quot;_&quot;&amp;[.F9]&amp;[.G9]&amp;[.H9]&amp;[.I9]" office:value-type="string" office:string-value="LinLibertine_aRL">
            <text:p>LinLibertine_aRL</text:p>
          </table:table-cell>
          <table:table-cell table:formula="of:=[.B9]&amp;&quot; &quot;&amp;[.C9]&amp;IF([.D9]=&quot;OTF&quot;;&quot; O&quot;;&quot;&quot;)&amp;IF([.E9]=&quot;Regular&quot;;&quot;&quot;;&quot; &quot;&amp;[.E9])" office:value-type="string" office:string-value="Linux Libertine Slanted">
            <text:p>Linux Libertine Slanted</text:p>
          </table:table-cell>
          <table:table-cell table:formula="of:=[.B9]&amp;&quot; &quot;&amp;[.C9]&amp;IF([.D9]=&quot;OTF&quot;;&quot; O&quot;;&quot;&quot;)" office:value-type="string" office:string-value="Linux Libertine">
            <text:p>Linux Libertine</text:p>
          </table:table-cell>
          <table:table-cell table:number-columns-repeated="1010"/>
        </table:table-row>
        <table:table-row table:style-name="ro3">
          <table:table-cell/>
          <table:table-cell office:value-type="string">
            <text:p>Linux</text:p>
          </table:table-cell>
          <table:table-cell office:value-type="string">
            <text:p>Libertine</text:p>
          </table:table-cell>
          <table:table-cell office:value-type="string">
            <text:p>TTF</text:p>
          </table:table-cell>
          <table:table-cell office:value-type="string">
            <text:p>Shadow</text:p>
          </table:table-cell>
          <table:table-cell office:value-type="string">
            <text:p>a</text:p>
          </table:table-cell>
          <table:table-cell office:value-type="string">
            <text:p>W</text:p>
          </table:table-cell>
          <table:table-cell table:number-columns-repeated="2"/>
          <table:table-cell table:formula="of:=&quot;Lin&quot;&amp;[.C10]&amp;&quot;_&quot;&amp;[.F10]&amp;[.G10]&amp;[.H10]&amp;[.I10]&amp;&quot;.sfd&quot;" office:value-type="string" office:string-value="LinLibertine_aW.sfd">
            <text:p>LinLibertine_aW.sfd</text:p>
          </table:table-cell>
          <table:table-cell table:formula="of:=&quot;Lin&quot;&amp;[.C10]&amp;&quot;_&quot;&amp;[.F10]&amp;[.G10]&amp;[.H10]&amp;[.I10]&amp;&quot;-4.3.7.sfd&quot;" office:value-type="string" office:string-value="LinLibertine_aW-4.3.7.sfd">
            <text:p>LinLibertine_aW-4.3.7.sfd</text:p>
          </table:table-cell>
          <table:table-cell table:formula="of:=&quot;Lin&quot;&amp;[.C10]&amp;IF([.D10]=&quot;OTF&quot;;&quot;O&quot;;&quot;&quot;)&amp;&quot;_&quot;&amp;[.F10]&amp;[.G10]&amp;[.H10]&amp;[.I10]" office:value-type="string" office:string-value="LinLibertine_aW">
            <text:p>LinLibertine_aW</text:p>
          </table:table-cell>
          <table:table-cell table:formula="of:=[.B10]&amp;&quot; &quot;&amp;[.C10]&amp;IF([.D10]=&quot;OTF&quot;;&quot; O&quot;;&quot;&quot;)&amp;IF([.E10]=&quot;Regular&quot;;&quot;&quot;;&quot; &quot;&amp;[.E10])" office:value-type="string" office:string-value="Linux Libertine Shadow">
            <text:p>Linux Libertine Shadow</text:p>
          </table:table-cell>
          <table:table-cell table:formula="of:=[.B10]&amp;&quot; &quot;&amp;[.C10]&amp;IF([.D10]=&quot;OTF&quot;;&quot; O&quot;;&quot;&quot;)&amp;&quot;Shadow&quot;" office:value-type="string" office:string-value="Linux LibertineShadow">
            <text:p>Linux LibertineShadow</text:p>
          </table:table-cell>
          <table:table-cell table:number-columns-repeated="1010"/>
        </table:table-row>
        <table:table-row table:style-name="ro3">
          <table:table-cell/>
          <table:table-cell office:value-type="string">
            <text:p>Linux</text:p>
          </table:table-cell>
          <table:table-cell office:value-type="string">
            <text:p>Libertine</text:p>
          </table:table-cell>
          <table:table-cell office:value-type="string">
            <text:p>TTF</text:p>
          </table:table-cell>
          <table:table-cell office:value-type="string">
            <text:p>Outline</text:p>
          </table:table-cell>
          <table:table-cell office:value-type="string">
            <text:p>a</text:p>
          </table:table-cell>
          <table:table-cell office:value-type="string">
            <text:p>O</text:p>
          </table:table-cell>
          <table:table-cell table:number-columns-repeated="2"/>
          <table:table-cell table:formula="of:=&quot;Lin&quot;&amp;[.C11]&amp;&quot;_&quot;&amp;[.F11]&amp;[.G11]&amp;[.H11]&amp;[.I11]&amp;&quot;.sfd&quot;" office:value-type="string" office:string-value="LinLibertine_aO.sfd">
            <text:p>LinLibertine_aO.sfd</text:p>
          </table:table-cell>
          <table:table-cell table:formula="of:=&quot;Lin&quot;&amp;[.C11]&amp;&quot;_&quot;&amp;[.F11]&amp;[.G11]&amp;&quot;-4.3.7.sfd&quot;" office:value-type="string" office:string-value="LinLibertine_aO-4.3.7.sfd">
            <text:p>LinLibertine_aO-4.3.7.sfd</text:p>
          </table:table-cell>
          <table:table-cell table:formula="of:=&quot;Lin&quot;&amp;[.C11]&amp;IF([.D11]=&quot;OTF&quot;;&quot;O&quot;;&quot;&quot;)&amp;&quot;_&quot;&amp;[.F11]&amp;[.G11]" office:value-type="string" office:string-value="LinLibertine_aO">
            <text:p>LinLibertine_aO</text:p>
          </table:table-cell>
          <table:table-cell table:formula="of:=[.B11]&amp;&quot; &quot;&amp;[.C11]&amp;IF([.D11]=&quot;OTF&quot;;&quot; O&quot;;&quot;&quot;)&amp;IF([.E11]=&quot;Regular&quot;;&quot;&quot;;&quot; &quot;&amp;[.E11])" office:value-type="string" office:string-value="Linux Libertine Outline">
            <text:p>Linux Libertine Outline</text:p>
          </table:table-cell>
          <table:table-cell table:formula="of:=[.B11]&amp;&quot; &quot;&amp;[.C11]&amp;IF([.D11]=&quot;OTF&quot;;&quot; O&quot;;&quot;&quot;)&amp;&quot;Outline&quot;" office:value-type="string" office:string-value="Linux LibertineOutline">
            <text:p>Linux LibertineOutline</text:p>
          </table:table-cell>
          <table:table-cell table:number-columns-repeated="1010"/>
        </table:table-row>
        <table:table-row table:style-name="ro3">
          <table:table-cell/>
          <table:table-cell office:value-type="string">
            <text:p>Linux</text:p>
          </table:table-cell>
          <table:table-cell office:value-type="string">
            <text:p>Libertine</text:p>
          </table:table-cell>
          <table:table-cell office:value-type="string">
            <text:p>TTF</text:p>
          </table:table-cell>
          <table:table-cell office:value-type="string">
            <text:p>SmallCaps</text:p>
          </table:table-cell>
          <table:table-cell office:value-type="string">
            <text:p>a</text:p>
          </table:table-cell>
          <table:table-cell office:value-type="string">
            <text:p>S</text:p>
          </table:table-cell>
          <table:table-cell table:number-columns-repeated="2"/>
          <table:table-cell table:formula="of:=&quot;Lin&quot;&amp;[.C12]&amp;&quot;_&quot;&amp;[.F12]&amp;[.G12]&amp;[.H12]&amp;[.I12]&amp;&quot;.sfd&quot;" office:value-type="string" office:string-value="LinLibertine_aS.sfd">
            <text:p>LinLibertine_aS.sfd</text:p>
          </table:table-cell>
          <table:table-cell table:formula="of:=&quot;Lin&quot;&amp;[.C12]&amp;&quot;_&quot;&amp;[.F12]&amp;[.G12]&amp;&quot;-4.3.7.sfd&quot;" office:value-type="string" office:string-value="LinLibertine_aS-4.3.7.sfd">
            <text:p>LinLibertine_aS-4.3.7.sfd</text:p>
          </table:table-cell>
          <table:table-cell table:formula="of:=&quot;Lin&quot;&amp;[.C12]&amp;IF([.D12]=&quot;OTF&quot;;&quot;O&quot;;&quot;&quot;)&amp;&quot;_&quot;&amp;[.F12]&amp;[.G12]" office:value-type="string" office:string-value="LinLibertine_aS">
            <text:p>LinLibertine_aS</text:p>
          </table:table-cell>
          <table:table-cell table:formula="of:=[.B12]&amp;&quot; &quot;&amp;[.C12]&amp;IF([.D12]=&quot;OTF&quot;;&quot; O&quot;;&quot;&quot;)&amp;IF([.E12]=&quot;Regular&quot;;&quot;&quot;;&quot; &quot;&amp;[.E12])" office:value-type="string" office:string-value="Linux Libertine SmallCaps">
            <text:p>Linux Libertine SmallCaps</text:p>
          </table:table-cell>
          <table:table-cell table:formula="of:=[.B12]&amp;&quot; &quot;&amp;[.C12]&amp;IF([.D12]=&quot;OTF&quot;;&quot; O&quot;;&quot;&quot;)&amp;&quot;SmallCaps&quot;" office:value-type="string" office:string-value="Linux LibertineSmallCaps">
            <text:p>Linux LibertineSmallCaps</text:p>
          </table:table-cell>
          <table:table-cell table:number-columns-repeated="1010"/>
        </table:table-row>
        <table:table-row table:style-name="ro3">
          <table:table-cell/>
          <table:table-cell office:value-type="string">
            <text:p>Linux</text:p>
          </table:table-cell>
          <table:table-cell office:value-type="string">
            <text:p>Libertine</text:p>
          </table:table-cell>
          <table:table-cell office:value-type="string">
            <text:p>TTF</text:p>
          </table:table-cell>
          <table:table-cell office:value-type="string">
            <text:p>SmallCaps Bold</text:p>
          </table:table-cell>
          <table:table-cell office:value-type="string">
            <text:p>a</text:p>
          </table:table-cell>
          <table:table-cell office:value-type="string">
            <text:p>S</text:p>
          </table:table-cell>
          <table:table-cell office:value-type="string">
            <text:p>B</text:p>
          </table:table-cell>
          <table:table-cell/>
          <table:table-cell table:formula="of:=&quot;Lin&quot;&amp;[.C13]&amp;&quot;_&quot;&amp;[.F13]&amp;[.G13]&amp;[.H13]&amp;[.I13]&amp;&quot;.sfd&quot;" office:value-type="string" office:string-value="LinLibertine_aSB.sfd">
            <text:p>LinLibertine_aSB.sfd</text:p>
          </table:table-cell>
          <table:table-cell table:formula="of:=&quot;Lin&quot;&amp;[.C13]&amp;&quot;_&quot;&amp;[.F13]&amp;[.G13]&amp;&quot;-4.3.7.sfd&quot;" office:value-type="string" office:string-value="LinLibertine_aS-4.3.7.sfd">
            <text:p>LinLibertine_aS-4.3.7.sfd</text:p>
          </table:table-cell>
          <table:table-cell table:formula="of:=&quot;Lin&quot;&amp;[.C13]&amp;IF([.D13]=&quot;OTF&quot;;&quot;O&quot;;&quot;&quot;)&amp;&quot;_&quot;&amp;[.F13]&amp;[.G13]" office:value-type="string" office:string-value="LinLibertine_aS">
            <text:p>LinLibertine_aS</text:p>
          </table:table-cell>
          <table:table-cell table:formula="of:=[.B13]&amp;&quot; &quot;&amp;[.C13]&amp;IF([.D13]=&quot;OTF&quot;;&quot; O&quot;;&quot;&quot;)&amp;IF([.E13]=&quot;Regular&quot;;&quot;&quot;;&quot; &quot;&amp;[.E13])" office:value-type="string" office:string-value="Linux Libertine SmallCaps Bold">
            <text:p>Linux Libertine SmallCaps Bold</text:p>
          </table:table-cell>
          <table:table-cell table:formula="of:=[.B13]&amp;&quot; &quot;&amp;[.C13]&amp;IF([.D13]=&quot;OTF&quot;;&quot; O&quot;;&quot;&quot;)&amp;&quot;SmallCaps&quot;" office:value-type="string" office:string-value="Linux LibertineSmallCaps">
            <text:p>Linux LibertineSmallCaps</text:p>
          </table:table-cell>
          <table:table-cell table:number-columns-repeated="1010"/>
        </table:table-row>
        <table:table-row table:style-name="ro3">
          <table:table-cell/>
          <table:table-cell office:value-type="string">
            <text:p>Linux</text:p>
          </table:table-cell>
          <table:table-cell office:value-type="string">
            <text:p>Libertine</text:p>
          </table:table-cell>
          <table:table-cell office:value-type="string">
            <text:p>TTF</text:p>
          </table:table-cell>
          <table:table-cell office:value-type="string">
            <text:p>SmallCaps Italic</text:p>
          </table:table-cell>
          <table:table-cell office:value-type="string">
            <text:p>a</text:p>
          </table:table-cell>
          <table:table-cell office:value-type="string">
            <text:p>S</text:p>
          </table:table-cell>
          <table:table-cell/>
          <table:table-cell office:value-type="string">
            <text:p>I</text:p>
          </table:table-cell>
          <table:table-cell table:formula="of:=&quot;Lin&quot;&amp;[.C14]&amp;&quot;_&quot;&amp;[.F14]&amp;[.G14]&amp;[.H14]&amp;[.I14]&amp;&quot;.sfd&quot;" office:value-type="string" office:string-value="LinLibertine_aSI.sfd">
            <text:p>LinLibertine_aSI.sfd</text:p>
          </table:table-cell>
          <table:table-cell table:formula="of:=&quot;Lin&quot;&amp;[.C14]&amp;&quot;_&quot;&amp;[.F14]&amp;[.G14]&amp;&quot;-4.3.7.sfd&quot;" office:value-type="string" office:string-value="LinLibertine_aS-4.3.7.sfd">
            <text:p>LinLibertine_aS-4.3.7.sfd</text:p>
          </table:table-cell>
          <table:table-cell table:formula="of:=&quot;Lin&quot;&amp;[.C14]&amp;IF([.D14]=&quot;OTF&quot;;&quot;O&quot;;&quot;&quot;)&amp;&quot;_&quot;&amp;[.F14]&amp;[.G14]" office:value-type="string" office:string-value="LinLibertine_aS">
            <text:p>LinLibertine_aS</text:p>
          </table:table-cell>
          <table:table-cell table:formula="of:=[.B14]&amp;&quot; &quot;&amp;[.C14]&amp;IF([.D14]=&quot;OTF&quot;;&quot; O&quot;;&quot;&quot;)&amp;IF([.E14]=&quot;Regular&quot;;&quot;&quot;;&quot; &quot;&amp;[.E14])" office:value-type="string" office:string-value="Linux Libertine SmallCaps Italic">
            <text:p>Linux Libertine SmallCaps Italic</text:p>
          </table:table-cell>
          <table:table-cell table:formula="of:=[.B14]&amp;&quot; &quot;&amp;[.C14]&amp;IF([.D14]=&quot;OTF&quot;;&quot; O&quot;;&quot;&quot;)&amp;&quot;SmallCaps&quot;" office:value-type="string" office:string-value="Linux LibertineSmallCaps">
            <text:p>Linux LibertineSmallCaps</text:p>
          </table:table-cell>
          <table:table-cell table:number-columns-repeated="1010"/>
        </table:table-row>
        <table:table-row table:style-name="ro3">
          <table:table-cell/>
          <table:table-cell office:value-type="string">
            <text:p>Linux</text:p>
          </table:table-cell>
          <table:table-cell office:value-type="string">
            <text:p>Libertine</text:p>
          </table:table-cell>
          <table:table-cell office:value-type="string">
            <text:p>TTF</text:p>
          </table:table-cell>
          <table:table-cell office:value-type="string">
            <text:p>SmallCaps Bold Italic</text:p>
          </table:table-cell>
          <table:table-cell office:value-type="string">
            <text:p>a</text:p>
          </table:table-cell>
          <table:table-cell office:value-type="string">
            <text:p>S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formula="of:=&quot;Lin&quot;&amp;[.C15]&amp;&quot;_&quot;&amp;[.F15]&amp;[.G15]&amp;[.H15]&amp;[.I15]&amp;&quot;.sfd&quot;" office:value-type="string" office:string-value="LinLibertine_aSBI.sfd">
            <text:p>LinLibertine_aSBI.sfd</text:p>
          </table:table-cell>
          <table:table-cell table:formula="of:=&quot;Lin&quot;&amp;[.C15]&amp;&quot;_&quot;&amp;[.F15]&amp;[.G15]&amp;&quot;-4.3.7.sfd&quot;" office:value-type="string" office:string-value="LinLibertine_aS-4.3.7.sfd">
            <text:p>LinLibertine_aS-4.3.7.sfd</text:p>
          </table:table-cell>
          <table:table-cell table:formula="of:=&quot;Lin&quot;&amp;[.C15]&amp;IF([.D15]=&quot;OTF&quot;;&quot;O&quot;;&quot;&quot;)&amp;&quot;_&quot;&amp;[.F15]&amp;[.G15]" office:value-type="string" office:string-value="LinLibertine_aS">
            <text:p>LinLibertine_aS</text:p>
          </table:table-cell>
          <table:table-cell table:formula="of:=[.B15]&amp;&quot; &quot;&amp;[.C15]&amp;IF([.D15]=&quot;OTF&quot;;&quot; O&quot;;&quot;&quot;)&amp;IF([.E15]=&quot;Regular&quot;;&quot;&quot;;&quot; &quot;&amp;[.E15])" office:value-type="string" office:string-value="Linux Libertine SmallCaps Bold Italic">
            <text:p>Linux Libertine SmallCaps Bold Italic</text:p>
          </table:table-cell>
          <table:table-cell table:formula="of:=[.B15]&amp;&quot; &quot;&amp;[.C15]&amp;IF([.D15]=&quot;OTF&quot;;&quot; O&quot;;&quot;&quot;)&amp;&quot;SmallCaps&quot;" office:value-type="string" office:string-value="Linux LibertineSmallCaps">
            <text:p>Linux LibertineSmallCaps</text:p>
          </table:table-cell>
          <table:table-cell table:number-columns-repeated="1010"/>
        </table:table-row>
        <table:table-row table:style-name="ro3">
          <table:table-cell/>
          <table:table-cell office:value-type="string">
            <text:p>Linux</text:p>
          </table:table-cell>
          <table:table-cell office:value-type="string">
            <text:p>Libertine</text:p>
          </table:table-cell>
          <table:table-cell office:value-type="string">
            <text:p>TTF</text:p>
          </table:table-cell>
          <table:table-cell office:value-type="string">
            <text:p>Keyboard</text:p>
          </table:table-cell>
          <table:table-cell/>
          <table:table-cell office:value-type="string">
            <text:p>K</text:p>
          </table:table-cell>
          <table:table-cell table:number-columns-repeated="2"/>
          <table:table-cell table:formula="of:=&quot;Lin&quot;&amp;[.C16]&amp;&quot;_&quot;&amp;[.F16]&amp;[.G16]&amp;[.H16]&amp;[.I16]&amp;&quot;.sfd&quot;" office:value-type="string" office:string-value="LinLibertine_K.sfd">
            <text:p>LinLibertine_K.sfd</text:p>
          </table:table-cell>
          <table:table-cell table:formula="of:=&quot;Lin&quot;&amp;[.C16]&amp;&quot;_&quot;&amp;[.F16]&amp;[.G16]&amp;&quot;-4.3.7.sfd&quot;" office:value-type="string" office:string-value="LinLibertine_K-4.3.7.sfd">
            <text:p>LinLibertine_K-4.3.7.sfd</text:p>
          </table:table-cell>
          <table:table-cell table:formula="of:=&quot;Lin&quot;&amp;[.C16]&amp;IF([.D16]=&quot;OTF&quot;;&quot;O&quot;;&quot;&quot;)&amp;&quot;_&quot;&amp;[.F16]&amp;[.G16]" office:value-type="string" office:string-value="LinLibertine_K">
            <text:p>LinLibertine_K</text:p>
          </table:table-cell>
          <table:table-cell table:formula="of:=[.B16]&amp;&quot; &quot;&amp;[.C16]&amp;IF([.D16]=&quot;OTF&quot;;&quot; O&quot;;&quot;&quot;)&amp;IF([.E16]=&quot;Regular&quot;;&quot;&quot;;&quot; &quot;&amp;[.E16])" office:value-type="string" office:string-value="Linux Libertine Keyboard">
            <text:p>Linux Libertine Keyboard</text:p>
          </table:table-cell>
          <table:table-cell table:formula="of:=[.B16]&amp;&quot; &quot;&amp;[.C16]&amp;IF([.D16]=&quot;OTF&quot;;&quot; O&quot;;&quot;&quot;)&amp;&quot;Keyboard&quot;" office:value-type="string" office:string-value="Linux LibertineKeyboard">
            <text:p>Linux LibertineKeyboard</text:p>
          </table:table-cell>
          <table:table-cell table:number-columns-repeated="1010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number-columns-repeated="4"/>
          <table:table-cell table:number-columns-repeated="7"/>
          <table:table-cell table:formula="of:=[.B19]&amp;&quot; &quot;&amp;[.C19]&amp;IF([.D19]=&quot;OTF&quot;;&quot; O&quot;;&quot;&quot;)&amp;IF([.E19]=&quot;Regular&quot;;&quot;&quot;;&quot; &quot;&amp;[.E19])" office:value-type="string" office:string-value="  ">
            <text:p><text:s text:c="2"/></text:p>
          </table:table-cell>
          <table:table-cell table:number-columns-repeated="1011"/>
        </table:table-row>
        <table:table-row table:style-name="ro3">
          <table:table-cell/>
          <table:table-cell table:number-columns-repeated="4"/>
          <table:table-cell table:number-columns-repeated="7"/>
          <table:table-cell table:formula="of:=[.B20]&amp;&quot; &quot;&amp;[.C20]&amp;IF([.D20]=&quot;OTF&quot;;&quot; O&quot;;&quot;&quot;)&amp;IF([.E20]=&quot;Regular&quot;;&quot;&quot;;&quot; &quot;&amp;[.E20])" office:value-type="string" office:string-value="  ">
            <text:p><text:s text:c="2"/></text:p>
          </table:table-cell>
          <table:table-cell table:number-columns-repeated="1011"/>
        </table:table-row>
      </table:table>
      <table:table table:name="Zuordnungstabelle" table:style-name="ta1" table:print="false"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row table:style-name="ro3">
          <table:table-cell table:style-name="ce1" office:value-type="string">
            <text:p>Kürzel</text:p>
          </table:table-cell>
          <table:table-cell table:style-name="ce1" office:value-type="string">
            <text:p>Bezeichnung</text:p>
          </table:table-cell>
          <table:table-cell table:style-name="ce1" office:value-type="string">
            <text:p>Kommentar</text:p>
          </table:table-cell>
        </table:table-row>
        <table:table-row table:style-name="ro3">
          <table:table-cell table:style-name="ce5" office:value-type="string">
            <text:p>Stile</text:p>
          </table:table-cell>
          <table:table-cell table:style-name="ce5" office:value-type="string">
            <text:p>(können miteinander kombiniert werden)</text:p>
          </table:table-cell>
          <table:table-cell table:style-name="ce8"/>
        </table:table-row>
        <table:table-row table:style-name="ro3">
          <table:table-cell table:style-name="ce6"/>
          <table:table-cell table:style-name="ce7" office:value-type="string">
            <text:p>Regular</text:p>
          </table:table-cell>
          <table:table-cell office:value-type="string">
            <text:p>nur nachrichtlich. Bezeichnung taucht in Font nicht auf</text:p>
          </table:table-cell>
        </table:table-row>
        <table:table-row table:style-name="ro3">
          <table:table-cell office:value-type="string">
            <text:p>B</text:p>
          </table:table-cell>
          <table:table-cell office:value-type="string">
            <text:p>Bold</text:p>
          </table:table-cell>
          <table:table-cell office:value-type="string">
            <text:p>Fett</text:p>
          </table:table-cell>
        </table:table-row>
        <table:table-row table:style-name="ro3">
          <table:table-cell office:value-type="string">
            <text:p>I</text:p>
          </table:table-cell>
          <table:table-cell office:value-type="string">
            <text:p>Italic</text:p>
          </table:table-cell>
          <table:table-cell office:value-type="string">
            <text:p>Kursiv</text:p>
          </table:table-cell>
        </table:table-row>
        <table:table-row table:style-name="ro3">
          <table:table-cell office:value-type="string">
            <text:p>H</text:p>
          </table:table-cell>
          <table:table-cell office:value-type="string">
            <text:p>Semibold</text:p>
          </table:table-cell>
          <table:table-cell office:value-type="string">
            <text:p>Halbfett (gibt’s derzeit nicht)</text:p>
          </table:table-cell>
        </table:table-row>
        <table:table-row table:style-name="ro3">
          <table:table-cell office:value-type="string">
            <text:p>L</text:p>
          </table:table-cell>
          <table:table-cell office:value-type="string">
            <text:p>Slanted</text:p>
          </table:table-cell>
          <table:table-cell office:value-type="string">
            <text:p>Oblique</text:p>
          </table:table-cell>
        </table:table-row>
        <table:table-row table:style-name="ro3">
          <table:table-cell office:value-type="string">
            <text:p>W</text:p>
          </table:table-cell>
          <table:table-cell office:value-type="string">
            <text:p>Shadow</text:p>
          </table:table-cell>
          <table:table-cell office:value-type="string">
            <text:p>Schattiert</text:p>
          </table:table-cell>
        </table:table-row>
        <table:table-row table:style-name="ro3">
          <table:table-cell office:value-type="string">
            <text:p>O</text:p>
          </table:table-cell>
          <table:table-cell office:value-type="string">
            <text:p>Outline</text:p>
          </table:table-cell>
          <table:table-cell office:value-type="string">
            <text:p>Außenlinie</text:p>
          </table:table-cell>
        </table:table-row>
        <table:table-row table:style-name="ro3">
          <table:table-cell office:value-type="string">
            <text:p>S</text:p>
          </table:table-cell>
          <table:table-cell office:value-type="string">
            <text:p>SmallCaps</text:p>
          </table:table-cell>
          <table:table-cell office:value-type="string">
            <text:p>Kapitälchen</text:p>
          </table:table-cell>
        </table:table-row>
        <table:table-row table:style-name="ro3">
          <table:table-cell office:value-type="string">
            <text:p>C</text:p>
          </table:table-cell>
          <table:table-cell office:value-type="string">
            <text:p>Condensed</text:p>
          </table:table-cell>
          <table:table-cell office:value-type="string">
            <text:p>Schmal (gibt’s derzeit nicht)</text:p>
          </table:table-cell>
        </table:table-row>
        <table:table-row table:style-name="ro3">
          <table:table-cell office:value-type="string">
            <text:p>K</text:p>
          </table:table-cell>
          <table:table-cell office:value-type="string">
            <text:p>Keyboard</text:p>
          </table:table-cell>
          <table:table-cell office:value-type="string">
            <text:p>Tastatur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table:style-name="ce5" office:value-type="string">
            <text:p>Ordnung</text:p>
          </table:table-cell>
          <table:table-cell table:number-columns-repeated="2"/>
        </table:table-row>
        <table:table-row table:style-name="ro3">
          <table:table-cell office:value-type="string">
            <text:p>Lin</text:p>
          </table:table-cell>
          <table:table-cell office:value-type="string">
            <text:p>Linux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 office:value-type="string">
            <text:p>Format</text:p>
          </table:table-cell>
          <table:table-cell table:number-columns-repeated="2"/>
        </table:table-row>
        <table:table-row table:style-name="ro3">
          <table:table-cell office:value-type="string">
            <text:p>OTF</text:p>
          </table:table-cell>
          <table:table-cell office:value-type="string">
            <text:p>O</text:p>
          </table:table-cell>
          <table:table-cell/>
        </table:table-row>
        <table:table-row table:style-name="ro3">
          <table:table-cell office:value-type="string">
            <text:p>TTF</text:p>
          </table:table-cell>
          <table:table-cell table:style-name="ce6" office:value-type="string">
            <text:p>NULL</text:p>
          </table:table-cell>
          <table:table-cell/>
        </table:table-row>
        <table:table-row table:style-name="ro3">
          <table:table-cell office:value-type="string">
            <text:p>PFB</text:p>
          </table:table-cell>
          <table:table-cell office:value-type="string">
            <text:p>P</text:p>
          </table:table-cell>
          <table:table-cell/>
        </table:table-row>
      </table:table>
      <table:table table:name="Tabelle3" table:style-name="ta1" table:print="false">
        <table:table-column table:style-name="co1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0">20.06.2010</text:date>, <text:time>01:22:4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24T23:42:56</meta:creation-date>
    <dc:date>2010-06-20T01:22:46</dc:date>
    <meta:editing-duration>PT04H49M39S</meta:editing-duration>
    <meta:editing-cycles>7</meta:editing-cycles>
    <meta:generator>OpenOffice.org/3.2$Linux OpenOffice.org_project/320m12$Build-9483</meta:generator>
    <meta:document-statistic meta:table-count="3" meta:cell-count="246" meta:object-count="0"/>
  </office:meta>
</office:document-meta>
</file>